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neue-haas-unica" svg:font-family="neue-haas-unica, sans-serif"/>
  </office:font-face-decls>
  <office:automatic-styles>
    <style:style style:name="P1" style:family="paragraph" style:parent-style-name="Standard">
      <style:text-properties officeooo:paragraph-rsid="00212121"/>
    </style:style>
    <style:style style:name="P2" style:family="paragraph" style:parent-style-name="Text_20_body">
      <style:text-properties officeooo:rsid="0041ad42" officeooo:paragraph-rsid="0041ad42"/>
    </style:style>
    <style:style style:name="P3" style:family="paragraph" style:parent-style-name="Standard">
      <style:text-properties fo:font-style="italic" fo:font-weight="bold" officeooo:rsid="0039d127" style:font-style-asian="italic" style:font-weight-asian="bold" style:font-style-complex="italic" style:font-weight-complex="bold"/>
    </style:style>
    <style:style style:name="P4" style:family="paragraph" style:parent-style-name="Standard" style:list-style-name="L1">
      <style:text-properties fo:font-style="italic" fo:font-weight="normal"/>
    </style:style>
    <style:style style:name="P5" style:family="paragraph" style:parent-style-name="Standard" style:list-style-name="L1">
      <style:text-properties officeooo:paragraph-rsid="00157aca"/>
    </style:style>
    <style:style style:name="P6" style:family="paragraph" style:parent-style-name="Standard" style:list-style-name="L1">
      <style:text-properties officeooo:paragraph-rsid="001721ed"/>
    </style:style>
    <style:style style:name="P7" style:family="paragraph" style:parent-style-name="Standard" style:list-style-name="L1">
      <style:text-properties officeooo:paragraph-rsid="001a2656"/>
    </style:style>
    <style:style style:name="P8" style:family="paragraph" style:parent-style-name="Standard" style:list-style-name="L1">
      <style:text-properties officeooo:paragraph-rsid="001d336e"/>
    </style:style>
    <style:style style:name="P9" style:family="paragraph" style:parent-style-name="Standard" style:list-style-name="L1">
      <style:text-properties fo:font-variant="normal" fo:text-transform="none" fo:color="#000000" loext:opacity="100%" style:font-name="neue-haas-unica" fo:font-size="9.75pt" fo:letter-spacing="normal" fo:font-style="normal" fo:font-weight="normal" officeooo:rsid="00130a7f"/>
    </style:style>
    <style:style style:name="P10" style:family="paragraph" style:parent-style-name="Standard" style:list-style-name="L1">
      <style:text-properties fo:font-variant="normal" fo:text-transform="none" fo:color="#000000" loext:opacity="100%" style:font-name="neue-haas-unica" fo:font-size="9.75pt" fo:letter-spacing="normal" fo:font-style="normal" fo:font-weight="normal" officeooo:rsid="0018bc76" officeooo:paragraph-rsid="001a2656" style:font-style-asian="normal" style:font-weight-asian="normal" style:font-style-complex="normal" style:font-weight-complex="normal"/>
    </style:style>
    <style:style style:name="P11" style:family="paragraph" style:parent-style-name="Standard" style:list-style-name="L1">
      <style:text-properties fo:font-variant="normal" fo:text-transform="none" fo:color="#000000" loext:opacity="100%" style:font-name="neue-haas-unica" fo:font-size="9.75pt" fo:letter-spacing="normal" fo:font-style="normal" fo:font-weight="normal" officeooo:rsid="0013cc95" officeooo:paragraph-rsid="001d336e" style:font-style-asian="normal" style:font-weight-asian="normal" style:font-style-complex="normal" style:font-weight-complex="normal"/>
    </style:style>
    <style:style style:name="P12" style:family="paragraph" style:parent-style-name="Standard" style:list-style-name="L2">
      <style:text-properties officeooo:paragraph-rsid="002f5465"/>
    </style:style>
    <style:style style:name="P13" style:family="paragraph" style:parent-style-name="Standard" style:list-style-name="L2">
      <style:text-properties officeooo:paragraph-rsid="0022fd3d"/>
    </style:style>
    <style:style style:name="P14" style:family="paragraph" style:parent-style-name="Standard" style:list-style-name="L2">
      <style:text-properties officeooo:paragraph-rsid="002d6e6f"/>
    </style:style>
    <style:style style:name="P15" style:family="paragraph" style:parent-style-name="Standard" style:list-style-name="L2">
      <style:text-properties officeooo:paragraph-rsid="0040e8cd"/>
    </style:style>
    <style:style style:name="P16" style:family="paragraph" style:parent-style-name="Standard" style:list-style-name="L2">
      <style:text-properties officeooo:paragraph-rsid="0041ad42"/>
    </style:style>
    <style:style style:name="P17" style:family="paragraph" style:parent-style-name="Standard" style:list-style-name="L2">
      <style:text-properties officeooo:paragraph-rsid="0049f5f8"/>
    </style:style>
    <style:style style:name="P18" style:family="paragraph" style:parent-style-name="Standard" style:list-style-name="L2">
      <style:text-properties officeooo:paragraph-rsid="0046bbc2"/>
    </style:style>
    <style:style style:name="P19" style:family="paragraph" style:parent-style-name="Standard" style:list-style-name="L2">
      <style:text-properties officeooo:paragraph-rsid="0049e23a"/>
    </style:style>
    <style:style style:name="P20" style:family="paragraph" style:parent-style-name="Standard">
      <style:text-properties fo:font-weight="bold" officeooo:paragraph-rsid="004beab2" style:font-weight-asian="bold" style:font-weight-complex="bold"/>
    </style:style>
    <style:style style:name="T1" style:family="text">
      <style:text-properties style:font-style-asian="italic" style:font-weight-asian="normal" style:font-style-complex="italic" style:font-weight-complex="normal"/>
    </style:style>
    <style:style style:name="T2" style:family="text">
      <style:text-properties fo:font-variant="normal" fo:text-transform="none" fo:color="#000000" loext:opacity="100%" style:font-name="neue-haas-unica" fo:font-size="9.75pt" fo:letter-spacing="normal" fo:font-style="normal"/>
    </style:style>
    <style:style style:name="T3" style:family="text">
      <style:text-properties fo:font-variant="normal" fo:text-transform="none" fo:color="#000000" loext:opacity="100%" style:font-name="neue-haas-unica" fo:font-size="9.75pt" fo:letter-spacing="normal" fo:font-style="normal" officeooo:rsid="00130a7f"/>
    </style:style>
    <style:style style:name="T4" style:family="text">
      <style:text-properties fo:font-variant="normal" fo:text-transform="none" fo:color="#000000" loext:opacity="100%" style:font-name="neue-haas-unica" fo:font-size="9.75pt" fo:letter-spacing="normal" fo:font-style="normal" fo:font-weight="normal" style:font-style-asian="normal" style:font-weight-asian="normal" style:font-style-complex="normal" style:font-weight-complex="normal"/>
    </style:style>
    <style:style style:name="T5" style:family="text">
      <style:text-properties fo:font-variant="normal" fo:text-transform="none" fo:color="#000000" loext:opacity="100%" style:font-name="neue-haas-unica" fo:font-size="9.75pt" fo:letter-spacing="normal" fo:font-style="normal" fo:font-weight="normal" officeooo:rsid="0013cc95" style:font-style-asian="normal" style:font-weight-asian="normal" style:font-style-complex="normal" style:font-weight-complex="normal"/>
    </style:style>
    <style:style style:name="T6" style:family="text">
      <style:text-properties fo:font-variant="normal" fo:text-transform="none" fo:color="#000000" loext:opacity="100%" style:font-name="neue-haas-unica" fo:font-size="9.75pt" fo:letter-spacing="normal" fo:font-style="normal" fo:font-weight="normal" officeooo:rsid="00157aca" style:font-style-asian="normal" style:font-weight-asian="normal" style:font-style-complex="normal" style:font-weight-complex="normal"/>
    </style:style>
    <style:style style:name="T7" style:family="text">
      <style:text-properties fo:font-variant="normal" fo:text-transform="none" fo:color="#000000" loext:opacity="100%" style:font-name="neue-haas-unica" fo:font-size="9.75pt" fo:letter-spacing="normal" fo:font-style="normal" fo:font-weight="normal" officeooo:rsid="001721ed" style:font-style-asian="normal" style:font-weight-asian="normal" style:font-style-complex="normal" style:font-weight-complex="normal"/>
    </style:style>
    <style:style style:name="T8" style:family="text">
      <style:text-properties fo:font-variant="normal" fo:text-transform="none" fo:color="#000000" loext:opacity="100%" style:font-name="neue-haas-unica" fo:font-size="9.75pt" fo:letter-spacing="normal" fo:font-style="normal" fo:font-weight="normal" officeooo:rsid="0018bc76" style:font-style-asian="normal" style:font-weight-asian="normal" style:font-style-complex="normal" style:font-weight-complex="normal"/>
    </style:style>
    <style:style style:name="T9" style:family="text">
      <style:text-properties fo:font-variant="normal" fo:text-transform="none" fo:color="#000000" loext:opacity="100%" style:font-name="neue-haas-unica" fo:font-size="9.75pt" fo:letter-spacing="normal" fo:font-style="italic" fo:font-weight="bold" officeooo:rsid="00130a7f" style:font-style-asian="italic" style:font-weight-asian="bold" style:font-style-complex="italic" style:font-weight-complex="bold"/>
    </style:style>
    <style:style style:name="T10" style:family="text">
      <style:text-properties fo:font-variant="normal" fo:text-transform="none" fo:color="#000000" loext:opacity="100%" style:font-name="neue-haas-unica" fo:font-size="9.75pt" fo:letter-spacing="normal" fo:font-style="italic" fo:font-weight="bold" officeooo:rsid="0013cc95" style:font-style-asian="italic" style:font-weight-asian="bold" style:font-style-complex="italic" style:font-weight-complex="bold"/>
    </style:style>
    <style:style style:name="T11" style:family="text">
      <style:text-properties fo:font-variant="normal" fo:text-transform="none" fo:color="#000000" loext:opacity="100%" style:font-name="neue-haas-unica" fo:font-size="9.75pt" fo:letter-spacing="normal" fo:font-style="italic" fo:font-weight="bold" officeooo:rsid="001721ed" style:font-style-asian="italic" style:font-weight-asian="bold" style:font-style-complex="italic" style:font-weight-complex="bold"/>
    </style:style>
    <style:style style:name="T12" style:family="text">
      <style:text-properties fo:font-variant="normal" fo:text-transform="none" fo:color="#000000" loext:opacity="100%" style:font-name="neue-haas-unica" fo:font-size="9.75pt" fo:letter-spacing="normal" fo:font-style="italic" fo:font-weight="normal" officeooo:rsid="001721ed" style:font-style-asian="italic" style:font-weight-asian="normal" style:font-style-complex="italic" style:font-weight-complex="normal"/>
    </style:style>
    <style:style style:name="T13" style:family="text">
      <style:text-properties fo:font-variant="normal" fo:text-transform="none" fo:color="#000000" loext:opacity="100%" style:font-name="neue-haas-unica" fo:font-size="9pt" fo:letter-spacing="normal" fo:font-style="italic" fo:font-weight="bold" officeooo:rsid="0049f5f8" style:font-size-asian="9pt" style:font-style-asian="italic" style:font-weight-asian="bold" style:font-size-complex="9pt" style:font-style-complex="italic" style:font-weight-complex="bold"/>
    </style:style>
    <style:style style:name="T14" style:family="text">
      <style:text-properties fo:font-variant="normal" fo:text-transform="none" fo:color="#000000" loext:opacity="100%" style:font-name="neue-haas-unica" fo:font-size="9pt" fo:letter-spacing="normal" fo:font-style="normal" fo:font-weight="normal" officeooo:rsid="0049f5f8" style:font-size-asian="9pt" style:font-style-asian="normal" style:font-weight-asian="normal" style:font-size-complex="9pt" style:font-style-complex="normal" style:font-weight-complex="normal"/>
    </style:style>
    <style:style style:name="T15" style:family="text">
      <style:text-properties fo:font-variant="normal" fo:text-transform="none" fo:color="#000000" loext:opacity="100%" fo:font-size="9.75pt" fo:letter-spacing="normal" fo:font-style="normal" fo:font-weight="normal" officeooo:rsid="0013cc95" style:font-style-asian="normal" style:font-weight-asian="normal" style:font-style-complex="normal" style:font-weight-complex="normal"/>
    </style:style>
    <style:style style:name="T16" style:family="text">
      <style:text-properties fo:font-variant="normal" fo:text-transform="none" fo:color="#000000" loext:opacity="100%" fo:font-size="9.75pt" fo:letter-spacing="normal" fo:font-style="normal" fo:font-weight="normal" officeooo:rsid="001721ed" style:font-style-asian="normal" style:font-weight-asian="normal" style:font-style-complex="normal" style:font-weight-complex="normal"/>
    </style:style>
    <style:style style:name="T17" style:family="text">
      <style:text-properties fo:font-variant="normal" fo:text-transform="none" fo:color="#000000" loext:opacity="100%" fo:font-size="9.75pt" fo:letter-spacing="normal" fo:font-style="normal" fo:font-weight="normal" officeooo:rsid="001a2656" style:font-style-asian="normal" style:font-weight-asian="normal" style:font-style-complex="normal" style:font-weight-complex="normal"/>
    </style:style>
    <style:style style:name="T18" style:family="text">
      <style:text-properties fo:font-variant="normal" fo:text-transform="none" fo:color="#000000" loext:opacity="100%" fo:font-size="9.75pt" fo:letter-spacing="normal" fo:font-style="normal" fo:font-weight="normal" officeooo:rsid="0022fd3d" style:font-style-asian="normal" style:font-weight-asian="normal" style:font-style-complex="normal" style:font-weight-complex="normal"/>
    </style:style>
    <style:style style:name="T19" style:family="text">
      <style:text-properties fo:font-variant="normal" fo:text-transform="none" fo:color="#000000" loext:opacity="100%" fo:font-size="9.75pt" fo:letter-spacing="normal" fo:font-style="normal" fo:font-weight="normal" officeooo:rsid="002464bf" style:font-style-asian="normal" style:font-weight-asian="normal" style:font-style-complex="normal" style:font-weight-complex="normal"/>
    </style:style>
    <style:style style:name="T20" style:family="text">
      <style:text-properties fo:font-variant="normal" fo:text-transform="none" fo:color="#000000" loext:opacity="100%" fo:font-size="9.75pt" fo:letter-spacing="normal" fo:font-style="normal" fo:font-weight="normal" officeooo:rsid="0025e529" style:font-style-asian="normal" style:font-weight-asian="normal" style:font-style-complex="normal" style:font-weight-complex="normal"/>
    </style:style>
    <style:style style:name="T21" style:family="text">
      <style:text-properties fo:font-variant="normal" fo:text-transform="none" fo:color="#000000" loext:opacity="100%" fo:font-size="9.75pt" fo:letter-spacing="normal" fo:font-style="normal" fo:font-weight="normal" officeooo:rsid="0027fe6d" style:font-style-asian="normal" style:font-weight-asian="normal" style:font-style-complex="normal" style:font-weight-complex="normal"/>
    </style:style>
    <style:style style:name="T22" style:family="text">
      <style:text-properties fo:font-variant="normal" fo:text-transform="none" fo:color="#000000" loext:opacity="100%" fo:font-size="9.75pt" fo:letter-spacing="normal" fo:font-style="normal" fo:font-weight="normal" officeooo:rsid="002f5465" style:font-style-asian="normal" style:font-weight-asian="normal" style:font-style-complex="normal" style:font-weight-complex="normal"/>
    </style:style>
    <style:style style:name="T23" style:family="text">
      <style:text-properties fo:font-variant="normal" fo:text-transform="none" fo:color="#000000" loext:opacity="100%" fo:font-size="9.75pt" fo:letter-spacing="normal" fo:font-style="normal" fo:font-weight="normal" officeooo:rsid="002d6e6f" style:font-style-asian="normal" style:font-weight-asian="normal" style:font-style-complex="normal" style:font-weight-complex="normal"/>
    </style:style>
    <style:style style:name="T24" style:family="text">
      <style:text-properties fo:font-variant="normal" fo:text-transform="none" fo:color="#000000" loext:opacity="100%" fo:font-size="9.75pt" fo:letter-spacing="normal" fo:font-style="normal" fo:font-weight="normal" officeooo:rsid="0031dbc3" style:font-style-asian="normal" style:font-weight-asian="normal" style:font-style-complex="normal" style:font-weight-complex="normal"/>
    </style:style>
    <style:style style:name="T25" style:family="text">
      <style:text-properties fo:font-variant="normal" fo:text-transform="none" fo:color="#000000" loext:opacity="100%" fo:font-size="9.75pt" fo:letter-spacing="normal" fo:font-style="normal" fo:font-weight="normal" officeooo:rsid="00338ff3" style:font-style-asian="normal" style:font-weight-asian="normal" style:font-style-complex="normal" style:font-weight-complex="normal"/>
    </style:style>
    <style:style style:name="T26" style:family="text">
      <style:text-properties fo:font-variant="normal" fo:text-transform="none" fo:color="#000000" loext:opacity="100%" fo:font-size="9.75pt" fo:letter-spacing="normal" fo:font-style="normal" fo:font-weight="normal" officeooo:rsid="003fb78b" style:font-style-asian="normal" style:font-weight-asian="normal" style:font-style-complex="normal" style:font-weight-complex="normal"/>
    </style:style>
    <style:style style:name="T27" style:family="text">
      <style:text-properties fo:font-variant="normal" fo:text-transform="none" fo:color="#000000" loext:opacity="100%" fo:font-size="9.75pt" fo:letter-spacing="normal" fo:font-style="normal" fo:font-weight="normal" officeooo:rsid="0041ad42" style:font-style-asian="normal" style:font-weight-asian="normal" style:font-style-complex="normal" style:font-weight-complex="normal"/>
    </style:style>
    <style:style style:name="T28" style:family="text">
      <style:text-properties fo:font-variant="normal" fo:text-transform="none" fo:color="#000000" loext:opacity="100%" fo:font-size="9.75pt" fo:letter-spacing="normal" fo:font-style="normal" fo:font-weight="normal" officeooo:rsid="00452467" style:font-style-asian="normal" style:font-weight-asian="normal" style:font-style-complex="normal" style:font-weight-complex="normal"/>
    </style:style>
    <style:style style:name="T29" style:family="text">
      <style:text-properties fo:font-variant="normal" fo:text-transform="none" fo:color="#000000" loext:opacity="100%" fo:font-size="9.75pt" fo:letter-spacing="normal" fo:font-style="normal" fo:font-weight="bold" officeooo:rsid="00212121" style:font-style-asian="normal" style:font-weight-asian="bold" style:font-style-complex="normal" style:font-weight-complex="bold"/>
    </style:style>
    <style:style style:name="T30" style:family="text">
      <style:text-properties fo:font-variant="normal" fo:text-transform="none" fo:color="#000000" loext:opacity="100%" fo:font-size="9.75pt" fo:letter-spacing="normal" fo:font-style="normal" fo:font-weight="bold" officeooo:rsid="0022fd3d" style:font-style-asian="normal" style:font-weight-asian="bold" style:font-style-complex="normal" style:font-weight-complex="bold"/>
    </style:style>
    <style:style style:name="T31" style:family="text">
      <style:text-properties fo:font-variant="normal" fo:text-transform="none" fo:color="#000000" loext:opacity="100%" fo:font-size="9.75pt" fo:letter-spacing="normal" fo:font-style="italic" fo:font-weight="bold" officeooo:rsid="0013cc95" style:font-style-asian="italic" style:font-weight-asian="bold" style:font-style-complex="italic" style:font-weight-complex="bold"/>
    </style:style>
    <style:style style:name="T32" style:family="text">
      <style:text-properties fo:font-variant="normal" fo:text-transform="none" fo:color="#000000" loext:opacity="100%" fo:font-size="9.75pt" fo:letter-spacing="normal" fo:font-style="italic" fo:font-weight="bold" officeooo:rsid="0022fd3d" style:font-style-asian="italic" style:font-weight-asian="bold" style:font-style-complex="italic" style:font-weight-complex="bold"/>
    </style:style>
    <style:style style:name="T33" style:family="text">
      <style:text-properties fo:font-variant="normal" fo:text-transform="none" fo:color="#000000" loext:opacity="100%" fo:font-size="9.75pt" fo:letter-spacing="normal" fo:font-style="italic" fo:font-weight="bold" officeooo:rsid="00262ddc" style:font-style-asian="italic" style:font-weight-asian="bold" style:font-style-complex="italic" style:font-weight-complex="bold"/>
    </style:style>
    <style:style style:name="T34" style:family="text">
      <style:text-properties fo:font-variant="normal" fo:text-transform="none" fo:color="#000000" loext:opacity="100%" fo:font-size="9.75pt" fo:letter-spacing="normal" fo:font-style="italic" fo:font-weight="bold" officeooo:rsid="0027fe6d" style:font-style-asian="italic" style:font-weight-asian="bold" style:font-style-complex="italic" style:font-weight-complex="bold"/>
    </style:style>
    <style:style style:name="T35" style:family="text">
      <style:text-properties fo:font-variant="normal" fo:text-transform="none" fo:color="#000000" loext:opacity="100%" fo:font-size="9.75pt" fo:letter-spacing="normal" fo:font-style="italic" fo:font-weight="bold" officeooo:rsid="002d6e6f" style:font-style-asian="italic" style:font-weight-asian="bold" style:font-style-complex="italic" style:font-weight-complex="bold"/>
    </style:style>
    <style:style style:name="T36" style:family="text">
      <style:text-properties fo:font-variant="normal" fo:text-transform="none" fo:color="#000000" loext:opacity="100%" fo:font-size="9.75pt" fo:letter-spacing="normal" fo:font-style="italic" fo:font-weight="bold" officeooo:rsid="00338ff3" style:font-style-asian="italic" style:font-weight-asian="bold" style:font-style-complex="italic" style:font-weight-complex="bold"/>
    </style:style>
    <style:style style:name="T37" style:family="text">
      <style:text-properties fo:font-variant="normal" fo:text-transform="none" fo:color="#000000" loext:opacity="100%" fo:font-size="9.75pt" fo:letter-spacing="normal" fo:font-style="italic" fo:font-weight="bold" officeooo:rsid="0041ad42" style:font-style-asian="italic" style:font-weight-asian="bold" style:font-style-complex="italic" style:font-weight-complex="bold"/>
    </style:style>
    <style:style style:name="T38" style:family="text">
      <style:text-properties fo:font-variant="normal" fo:text-transform="none" fo:color="#000000" loext:opacity="100%" fo:font-size="9.75pt" fo:letter-spacing="normal" fo:font-style="italic" fo:font-weight="bold" officeooo:rsid="0045c680" style:font-style-asian="italic" style:font-weight-asian="bold" style:font-style-complex="italic" style:font-weight-complex="bold"/>
    </style:style>
    <style:style style:name="T39" style:family="text">
      <style:text-properties fo:font-variant="normal" fo:text-transform="none" fo:color="#000000" loext:opacity="100%" fo:font-size="9.75pt" fo:letter-spacing="normal" fo:font-style="italic" fo:font-weight="bold" officeooo:rsid="0046bbc2" style:font-style-asian="italic" style:font-weight-asian="bold" style:font-style-complex="italic" style:font-weight-complex="bold"/>
    </style:style>
    <style:style style:name="T40" style:family="text">
      <style:text-properties fo:font-variant="normal" fo:text-transform="none" fo:color="#000000" loext:opacity="100%" fo:font-size="9.75pt" fo:letter-spacing="normal" fo:font-style="italic" fo:font-weight="bold" officeooo:rsid="0048d236" style:font-style-asian="italic" style:font-weight-asian="bold" style:font-style-complex="italic" style:font-weight-complex="bold"/>
    </style:style>
    <style:style style:name="T41" style:family="text">
      <style:text-properties fo:font-variant="normal" fo:text-transform="none" fo:color="#000000" loext:opacity="100%" fo:font-size="9.75pt" fo:letter-spacing="normal" fo:font-style="italic" fo:font-weight="bold" officeooo:rsid="0049e23a" style:font-style-asian="italic" style:font-weight-asian="bold" style:font-style-complex="italic" style:font-weight-complex="bold"/>
    </style:style>
    <style:style style:name="T42" style:family="text">
      <style:text-properties fo:font-variant="normal" fo:text-transform="none" fo:color="#000000" loext:opacity="100%" style:text-position="33% 80%" fo:font-size="9.75pt" fo:letter-spacing="normal" fo:font-style="normal" fo:font-weight="normal" officeooo:rsid="00338ff3" style:font-style-asian="normal" style:font-weight-asian="normal" style:font-style-complex="normal" style:font-weight-complex="normal"/>
    </style:style>
    <style:style style:name="T43" style:family="text">
      <style:text-properties fo:font-weight="bold" style:font-style-asian="italic" style:font-weight-asian="bold" style:font-style-complex="italic" style:font-weight-complex="bold"/>
    </style:style>
    <style:style style:name="T44" style:family="text">
      <style:text-properties officeooo:rsid="00346d15"/>
    </style:style>
    <style:style style:name="T45" style:family="text">
      <style:text-properties fo:font-style="italic" officeooo:rsid="0039d127" style:font-style-asian="italic" style:font-style-complex="italic"/>
    </style:style>
    <style:style style:name="T46" style:family="text">
      <style:text-properties fo:font-style="italic" officeooo:rsid="004049fb" style:font-style-asian="italic" style:font-style-complex="italic"/>
    </style:style>
    <style:style style:name="T47" style:family="text">
      <style:text-properties officeooo:rsid="0039d12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44">­</text:span>PHILOSOPHY:- <text:s text:c="3"/></text:p>
      <text:p text:style-name="P20"><text:span text:style-name="T47">(SOURCE: Linux</text:span><text:span text:style-name="T45"> Principles &amp; Philosophy slide-share, by Alia Bin Touq, <text:tab/><text:tab/><text:tab/>wikiC2.com/UnixDesignPhilosophy, flylib.com, HTB Academy, <text:tab/><text:tab/><text:tab/> <text:s text:c="22"/><text:tab/></text:span><text:span text:style-name="T46">stat.auckland.ac.nz</text:span><text:span text:style-name="T45">)</text:span> </text:p>
      <text:p text:style-name="P3"/>
      <text:list xml:id="list2098584415" text:style-name="L1">
        <text:list-item>
          <text:p text:style-name="P4"><text:span text:style-name="T43">Everything is a file</text:span><text:span text:style-name="T1">, </text:span><text:span text:style-name="T2">All configuration files for the various services running on the Linux operating system are stored in one or more text files. The "Everything is a file" phrase defines the architecture of the operating system. It means that everything in the system from processes, files, directories, sockets, pipes, ... is represented by a file descriptor abstracted over the virtual filesystem layer in the kernel. The virtual file system is an interface provided by the kernel. Hence the phrase was corrected to say "Everything is a file descriptor". Linus Torvalds himself corrected it again a bit more precisely: "Everything is a stream of bytes". Linux systems has a very powerful utilities designed to create &amp; manipulate files. The Linux security model is based around the security of files, &amp; by treating everything as a file, </text:span><text:span text:style-name="T3">a consistency emerges. You can secure access to hardware in the same way as you secure access to a document.</text:span></text:p>
          <text:p text:style-name="P9"/>
        </text:list-item>
        <text:list-item>
          <text:p text:style-name="P5"><text:span text:style-name="T9">S</text:span><text:span text:style-name="T10">mall, single-purpose programs, </text:span><text:span text:style-name="T5">Linux provides many small utilities that perform one task very well. When new functionality is required, the general philosophy is to create a seperate program, rather than to extend <text:s/>an existing utility with new features. </text:span><text:span text:style-name="T6">Inturn these small programs</text:span><text:span text:style-name="T4"> can be combined to work together.</text:span></text:p>
          <text:p text:style-name="P5"><text:span text:style-name="Source_20_Text"><text:span text:style-name="T10"/></text:span></text:p>
        </text:list-item>
        <text:list-item>
          <text:p text:style-name="P6"><text:span text:style-name="Source_20_Text"><text:span text:style-name="T31">Ability to chain programs together to perform complex tasks</text:span></text:span><text:span text:style-name="Source_20_Text"><text:span text:style-name="T5">, </text:span></text:span><text:span text:style-name="Source_20_Text"><text:span text:style-name="T12">a</text:span></text:span><text:span text:style-name="Source_20_Text"><text:span text:style-name="T5"> core design </text:span></text:span><text:span text:style-name="Source_20_Text"><text:span text:style-name="T7">feature </text:span></text:span><text:span text:style-name="Source_20_Text"><text:span text:style-name="T5">of Linu</text:span></text:span><text:span text:style-name="Source_20_Text"><text:span text:style-name="T16">x</text:span></text:span><text:span text:style-name="Source_20_Text"><text:span text:style-name="T7"> is that, the output of one program can be the input of the other. This gives the user the flexibility to combine many small programs to perform a larger, more complex tasks, such as processing or filtering specific data results.</text:span></text:span></text:p>
          <text:p text:style-name="P6"><text:span text:style-name="Source_20_Text"><text:span text:style-name="T7"/></text:span></text:p>
        </text:list-item>
        <text:list-item>
          <text:p text:style-name="P7"><text:span text:style-name="T11">Avoid captive user interface,</text:span><text:span text:style-name="T7"> Linux is designed to work mainly with the shell (or terminal), which gives the user greater control over the operating system. Interactive commands are rare in Linux, most commands accept their arguments &amp; options to be typed on the command line when the command is launched. </text:span><text:span text:style-name="T8">The command normally producing an output, or generate an error message &amp; quit. Interactivity is reserved for programs where it makes sense, like the text-editors (ofcourse vim is the default text-editor in linux with a very less interactivity.)</text:span></text:p>
          <text:p text:style-name="P10"/>
        </text:list-item>
        <text:list-item>
          <text:p text:style-name="P8"><text:span text:style-name="Source_20_Text"><text:span text:style-name="T31">Configuration data stored in a text file,</text:span></text:span><text:span text:style-name="Source_20_Text"><text:span text:style-name="T15"> </text:span></text:span><text:span text:style-name="Source_20_Text"><text:span text:style-name="T17">Text is a universal interface and most of the linux utilities exist to manipulate it. Storing configuration in text allows an administrator to easily move the configurations from one machine to another.An example of such a file is the /etc/passwd file, which stores all users registered on the system.</text:span></text:span></text:p>
          <text:p text:style-name="P8"><text:span text:style-name="Source_20_Text"><text:span text:style-name="T17"/></text:span></text:p>
        </text:list-item>
      </text:list>
      <text:p text:style-name="P1"><text:span text:style-name="Source_20_Text"><text:span text:style-name="T30">THE 9 MAJOR TENETS</text:span></text:span><text:span text:style-name="Source_20_Text"><text:span text:style-name="T29">:-</text:span></text:span></text:p>
      <text:p text:style-name="P1"><text:span text:style-name="Source_20_Text"><text:span text:style-name="T29"><text:tab/></text:span></text:span><text:span text:style-name="Source_20_Text"><text:span text:style-name="T30">There are 9 major tenets to the Linux Philosphy:</text:span></text:span></text:p>
      <text:p text:style-name="P1"><text:span text:style-name="Source_20_Text"><text:span text:style-name="T30"/></text:span></text:p>
      <text:list xml:id="list1019818552" text:style-name="L2">
        <text:list-item>
          <text:p text:style-name="P12"><text:span text:style-name="Source_20_Text"><text:span text:style-name="T32">Small is beautiful </text:span></text:span><text:span text:style-name="Source_20_Text"><text:span text:style-name="T33">&amp; each program does 1 thing well</text:span></text:span><text:span text:style-name="Source_20_Text"><text:span text:style-name="T32">, </text:span></text:span><text:span text:style-name="Source_20_Text"><text:span text:style-name="T18">Small things have tremendous advantages over their larger counterparts. Among these is the ability to combine with other small things in unique and useful ways. </text:span></text:span><text:span text:style-name="Source_20_Text"><text:span text:style-name="T22">E</text:span></text:span><text:span text:style-name="Source_20_Text"><text:span text:style-name="T19">ach command in every program is fairly small and performs a specific task. The sort command for example does only one job, it sorts the datat stream sent via the standard input &amp; send the result out via standard output.It performs numeric, alphabetic &amp; alpha-numeric sorts </text:span></text:span><text:span text:style-name="Source_20_Text"><text:span text:style-name="T20">in forward &amp; reverse order. But it does nothing else. Make each program do one thing well. By focusing on a single task, a program can eliminate much extraneous code that often results in excess overhead, unnecessary complexity, and a lack of flexibility. </text:span></text:span></text:p>
          <text:p text:style-name="P13"><text:span text:style-name="Source_20_Text"><text:span text:style-name="T20"/></text:span></text:p>
        </text:list-item>
        <text:list-item>
          <text:p text:style-name="P13"><text:span text:style-name="Source_20_Text"><text:span text:style-name="T21">B</text:span></text:span><text:span text:style-name="Source_20_Text"><text:span text:style-name="T34">uild a prototype as soon as possible, </text:span></text:span><text:span text:style-name="Source_20_Text"><text:span text:style-name="T20">It is in the building of the prototype that the idea is first tested for merit in a visual, realistic way. Before then, you have little more than a collection of thoughts about the way something ought to work. The concept is barely understood at that point, and it is highly unlikely that everyone perceives it in the same way. You need a consensus of perception before the project can proceed. The prototype moves toward that consensus by providing a concrete representation of the goal. Suppose you have something concrete that you can point to, and </text:span></text:span><text:soft-page-break/><text:span text:style-name="Source_20_Text"><text:span text:style-name="T20">say "It's going to look like this." If you can show it to trusted users to get their reactions, you may learn that your design was on target. More often than not, your prototype will come back shot full of holes. That's OK, though. You have gained valuable design information. It is better to weather the ripples of a small group of critics than to hear a million users screaming for a recall of your product. Most people agree that prototyping has many advantages. Even the academics who teach more traditional software engineering methodologies readily recognize its value. However, the prototyping is a means to an end, not the end in itself.</text:span></text:span></text:p>
          <text:p text:style-name="P13"><text:span text:style-name="Source_20_Text"><text:span text:style-name="T20"/></text:span></text:p>
        </text:list-item>
        <text:list-item>
          <text:p text:style-name="P14"><text:span text:style-name="Source_20_Text"><text:span text:style-name="T35">Choose portabi</text:span></text:span><text:span text:style-name="Source_20_Text"><text:span text:style-name="T38">l</text:span></text:span><text:span text:style-name="Source_20_Text"><text:span text:style-name="T35">ity over efficiency, </text:span></text:span><text:span text:style-name="Source_20_Text"><text:span text:style-name="T23">If today's hardware just about runs a program with just about adequate efficiency, tomorrow's will run it with power to spare. So the developer's task is to make sure his program will run on that new hardware with minimal effort. </text:span></text:span><text:span text:style-name="Source_20_Text"><text:span text:style-name="T24">The portability of shell scripts will be far more efficient in the long run than the perceived efficiency of writing a program in a compiled language- not even considering the time required to compile &amp; test such a program because they can run on many otherwise incompatible systems.</text:span></text:span></text:p>
          <text:p text:style-name="P14"><text:span text:style-name="Source_20_Text"><text:span text:style-name="T24"/></text:span></text:p>
        </text:list-item>
        <text:list-item>
          <text:p text:style-name="P15"><text:span text:style-name="Source_20_Text"><text:span text:style-name="T36">Store data in flat text files, </text:span></text:span><text:span text:style-name="Source_20_Text"><text:span text:style-name="T25">“Flat text files" means that you store all data as text. Binary format files are verboten. No special file-system formats are allowed. This rules out a host of interesting, but nonportable, formats invented by vendors for propriety purposes. Text files also simplify the Unix user's interface with the system. Most administrative information under Unix is kept in flat text files and made available for universal inspection.Data files should consist of only a stream of bytes separated by line feed characters or "newlines," in the lingo of the Unix world.Store data and configuration info in flat ASCII files. Valuable data will generally out-live any one program, machine, programming language or use. Data is only useful as long as it's being used, and flat files help ensure that data is usable for the longest possible time. For complex data structures where flat text really isn't appropriate, use a structured text format like XML instead: you can always strip-out the mark-up to get at the raw data. Many consider this a bitter pill to swallow, but Unix programmers swear that this is the best way. Here is the secret: While data is kept on any kind of storage media, eventually it must go somewhere. Data sitting on a disk diminishes in value. For data to remain alive and valuable, it must move occasionally. Otherwise it should be archived and deleted. Data that goes nowhere is dead data. If you expect to move your data easily, you must make it portable. Any impediments to data movement, whether unintentional or by design, place limits on your data's potential value. The longer your data must sit somewhere, the less it will be worth when it finally arrives. The problem is, if your data is not in a format that is useful at its destination, it must be converted. That conversion process takes time. Every second spent in data conversion eats away at your data's value. By using text, you eliminate the difficulties of converting your data from one binary format to another. Few binary formats are standardized. Each vendor has defined its own binary encoding, and most of them are different. Converting from one vendor's format to another's can be an arduous task requiring anywhere from several days to several months. This time would be much better spent using the data. A binary format is a more complex storage solution than a plain text format, but it will typically provide faster and more flexible access to the data and use up less memory. A file with a binary format is simply a block of computer memory, just like a file with a plain text format. The difference lies in how the bytes of computer memory are used. We already know that one way to use a byte of computer memory is to interpret it as a character. This is what plain text formats do. However, there are many other ways that we can make use of a byte of memory. One particularly straightforward use is to interpret the byte as an integer value. With 8 bits in a byte, we can store 256 (2</text:span></text:span><text:span text:style-name="Source_20_Text"><text:span text:style-name="T42">8</text:span></text:span><text:span text:style-name="Source_20_Text"><text:span text:style-name="T25">) different integers (e.g., from 0 up to 255). This is one way that binary formats can differ from plain text formats. If we want to store the value 48 in a plain text format, we must use two bytes, one for the digit </text:span></text:span><text:span text:style-name="Teletype"><text:span text:style-name="T25">4</text:span></text:span><text:span text:style-name="Source_20_Text"><text:span text:style-name="T25"> and one for the digit </text:span></text:span><text:span text:style-name="Teletype"><text:span text:style-name="T25">8</text:span></text:span><text:span text:style-name="Source_20_Text"><text:span text:style-name="T25">. In a binary format, we could instead just use one byte and store the binary representation of 48, which is </text:span></text:span><text:span text:style-name="Teletype"><text:span text:style-name="T25">00110000</text:span></text:span><text:span text:style-name="Source_20_Text"><text:span text:style-name="T25">. One limitation of representing a </text:span></text:span><text:soft-page-break/><text:span text:style-name="Source_20_Text"><text:span text:style-name="T25">number in computer memory this way is that we cannot store large integers, so in practice, a binary format will store an integer value using two bytes (for a maximum value of 2</text:span></text:span><text:span text:style-name="Source_20_Text"><text:span text:style-name="T42">16</text:span></text:span><text:span text:style-name="Source_20_Text"><text:span text:style-name="T25"> = 65,535) or four bytes (maximum of 2</text:span></text:span><text:span text:style-name="Source_20_Text"><text:span text:style-name="T42">32</text:span></text:span><text:span text:style-name="Source_20_Text"><text:span text:style-name="T25"> = 4,294,967,295). </text:span></text:span><text:span text:style-name="Source_20_Text"><text:span text:style-name="T26">Practically, every data format has it’s own pros &amp; cons, but the linux develpopers and admirers consider this philosophy of storing data in text-formats.</text:span></text:span></text:p>
        </text:list-item>
      </text:list>
      <text:p text:style-name="P2"/>
      <text:list xml:id="list224106698796218" text:continue-numbering="true" text:style-name="L2">
        <text:list-item>
          <text:p text:style-name="P16"><text:span text:style-name="Source_20_Text"><text:span text:style-name="T37">Use software levarage, </text:span></text:span><text:span text:style-name="Source_20_Text"><text:span text:style-name="T27">Use software leverage to your advantage. Many programmers have only a superficial understanding of the importance of re-usable code modules. Code re-use helps one take advantage of software leverage, a powerful concept that some Unix developers use to create numerous applications in a comparatively short time. </text:span></text:span><text:span text:style-name="Source_20_Text"><text:span text:style-name="T28">It means by using four command line commands wer’e levaraging the work of the programmers who creaters those commands using thousands of lines of code, that code that we need not to create. By this we are leveraging the efforts of other.</text:span></text:span></text:p>
          <text:p text:style-name="P16"><text:span text:style-name="Source_20_Text"><text:span text:style-name="T28"/></text:span></text:p>
        </text:list-item>
        <text:list-item>
          <text:p text:style-name="P17"><text:span text:style-name="Source_20_Text"><text:span text:style-name="T39">U</text:span></text:span><text:span text:style-name="Source_20_Text"><text:span text:style-name="T35">se shell scripts to increase levarage </text:span></text:span><text:span text:style-name="Source_20_Text"><text:span text:style-name="T40">&amp; portability, </text:span></text:span><text:span text:style-name="Source_20_Text"><text:span text:style-name="T28">Use shell scripts to increase leverage and portability. Scripts generate huge leverage - every line of script can invoke several "proper" programs each with several thousand lines of code. A programmer who can't re-use other programs is condemned to re-write them.</text:span></text:span></text:p>
          <text:p text:style-name="P17"><text:span text:style-name="Source_20_Text"><text:span text:style-name="T28"><text:s/></text:span></text:span></text:p>
          <text:p text:style-name="P18"><text:span text:style-name="Source_20_Text"><text:span text:style-name="T28"/></text:span></text:p>
        </text:list-item>
        <text:list-item>
          <text:p text:style-name="P19"><text:span text:style-name="Source_20_Text"><text:span text:style-name="T41">Avoid captive user interface, </text:span></text:span><text:span text:style-name="Source_20_Text"><text:span text:style-name="T7">Linux is designed to work mainly with the shell (or terminal), which gives the user greater control over the operating system. Interactive commands are rare in Linux, most commands accept their arguments &amp; options to be typed on the command line when the command is launched. </text:span></text:span><text:span text:style-name="Source_20_Text"><text:span text:style-name="T8">The command normally producing an output, or generate an error message &amp; quit. Interactivity is reserved for programs where it makes sense, like the text-editors (ofcourse vim is the default text-editor in linux with a very less interactivity.)</text:span></text:span></text:p>
          <text:p text:style-name="P19"><text:span text:style-name="Source_20_Text"><text:span text:style-name="T8"/></text:span></text:p>
        </text:list-item>
        <text:list-item>
          <text:p text:style-name="P17"><text:span text:style-name="Source_20_Text"><text:span text:style-name="T13">Make every program a filter, </text:span></text:span><text:span text:style-name="Source_20_Text"><text:span text:style-name="T14">Make every program a filter. The fundamental nature of all software programs is that they can only modify data, never create it. Therefore they should be written to function as filters since they are filters. Each of the command that make command line programs is a filter. That each command will usually take input from Standard input &amp; filters the data stream (i.e, manipulates it as the command is programmed to be), then send the resulted data stream on to the standard output.</text:span></text:span></text:p>
        </text:list-item>
      </text:list>
      <text:list xml:id="list224107745107335" text:continue-list="list2098584415" text:style-name="L1">
        <text:list-header>
          <text:p text:style-name="P8"><text:span text:style-name="Source_20_Text"><text:span text:style-name="T17"/></text:span></text:p>
          <text:p text:style-name="P11">­</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neue-haas-unica" svg:font-family="neue-haas-un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0T19:04:38.380042023</meta:creation-date>
    <dc:date>2022-05-23T22:41:06.121474844</dc:date>
    <meta:editing-duration>PT2H55M58S</meta:editing-duration>
    <meta:editing-cycles>49</meta:editing-cycles>
    <meta:generator>LibreOffice/7.3.3.1$Linux_X86_64 LibreOffice_project/30$Build-1</meta:generator>
    <meta:document-statistic meta:table-count="0" meta:image-count="0" meta:object-count="0" meta:page-count="3" meta:paragraph-count="31" meta:word-count="1876" meta:character-count="11042" meta:non-whitespace-character-count="9173"/>
  </office:meta>
</office:document-meta>
</file>